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pplicationListener.zero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pplicationListener.onApplicationEvent( Applica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pplicationListener.getEv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